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あずきフォントB" svg:font-family="あずきフォントB" style:font-pitch="fixed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solid" draw:fill-color="#ffd428" draw:textarea-vertical-align="middle" draw:auto-grow-height="false" draw:fit-to-size="false" style:shrink-to-fit="false" fo:min-height="11.741cm" fo:min-width="14.723cm" fo:padding-top="0.13cm" fo:padding-bottom="0.13cm" fo:padding-left="0.259cm" fo:padding-right="0.259cm" fo:wrap-option="wrap"/>
    </style:style>
    <style:style style:name="gr2" style:family="graphic" style:parent-style-name="standard">
      <style:graphic-properties draw:stroke="none" svg:stroke-width="0.071cm" svg:stroke-linecap="butt" draw:fill="solid" draw:fill-color="#75aadb" draw:textarea-vertical-align="middle" draw:auto-grow-height="false" draw:fit-to-size="false" style:shrink-to-fit="false" fo:min-height="8.061cm" fo:min-width="14.722cm" fo:padding-top="0.13cm" fo:padding-bottom="0.13cm" fo:padding-left="0.259cm" fo:padding-right="0.259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9cm" fo:padding-right="0.259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9cm" fo:padding-right="0.259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933cm" fo:min-width="0.46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131cm" fo:min-width="0.15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13cm" fo:min-width="0.15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2.389cm" fo:min-width="0.85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067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609cm" fo:min-width="1.27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914cm" fo:min-width="0.702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916cm" fo:min-width="0.70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3.892cm" fo:min-width="1.97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056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058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248cm" fo:min-width="0.35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247cm" fo:min-width="0.36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fo:min-height="5.293cm"/>
      <style:paragraph-properties style:writing-mode="lr-tb"/>
    </style:style>
    <style:style style:name="gr25" style:family="graphic" style:parent-style-name="standard">
      <style:graphic-properties draw:stroke="none" draw:fill="none" fo:min-height="4.231cm"/>
      <style:paragraph-properties style:writing-mode="lr-tb"/>
    </style:style>
    <style:style style:name="gr26" style:family="graphic" style:parent-style-name="standard">
      <style:graphic-properties draw:stroke="none" draw:fill="solid" draw:fill-color="#3faf46" draw:textarea-vertical-align="middle" fo:min-height="1.95cm"/>
      <style:paragraph-properties style:writing-mode="lr-tb"/>
    </style:style>
    <style:style style:name="gr2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933cm" fo:min-width="0.469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13cm" fo:min-width="0.158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934cm" fo:min-width="0.469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12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942cm"/>
      <style:paragraph-properties style:writing-mode="lr-tb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svg:stroke-width="0.071cm" svg:stroke-linecap="butt" draw:fill="solid" draw:fill-color="#15492e" draw:textarea-vertical-align="middle" draw:auto-grow-height="false" draw:fit-to-size="false" style:shrink-to-fit="false" fo:min-height="8.471cm" fo:min-width="14.722cm" fo:padding-top="0.13cm" fo:padding-bottom="0.13cm" fo:padding-left="0.259cm" fo:padding-right="0.259cm" fo:wrap-option="wrap"/>
    </style:style>
    <style:style style:name="gr35" style:family="graphic" style:parent-style-name="standard">
      <style:graphic-properties draw:stroke="none" svg:stroke-width="0.071cm" svg:stroke-linecap="butt" draw:fill="solid" draw:fill-color="#75aadb" draw:textarea-vertical-align="middle" draw:auto-grow-height="false" draw:fit-to-size="false" style:shrink-to-fit="false" fo:min-height="11.488cm" fo:min-width="14.722cm" fo:padding-top="0.13cm" fo:padding-bottom="0.13cm" fo:padding-left="0.259cm" fo:padding-right="0.259cm" fo:wrap-option="wrap"/>
    </style:style>
    <style:style style:name="gr3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9cm" fo:padding-right="0.259cm" fo:wrap-option="wrap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9cm" fo:min-width="0.341cm" fo:padding-top="0.13cm" fo:padding-bottom="0.13cm" fo:padding-left="0.259cm" fo:padding-right="0.259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053cm" fo:min-width="0.565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267cm" fo:min-width="0.22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2.652cm" fo:min-width="0.987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098cm" fo:min-width="0.017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53cm" fo:min-width="0.064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658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.488cm" fo:min-width="0.439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328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423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.038cm" fo:min-width="0.144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5.336cm" fo:min-width="4.818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6.258cm" fo:min-width="3.114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2.198cm" fo:min-width="6.925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673cm" fo:min-width="0.682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.097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1.244cm" fo:min-width="2.083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.402cm" fo:min-width="0.75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123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184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581cm" fo:min-width="0.007cm" fo:padding-top="0.125cm" fo:padding-bottom="0.125cm" fo:padding-left="0.25cm" fo:padding-right="0.25cm" fo:wrap-option="wrap"/>
    </style:style>
    <style:style style:name="gr5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白紙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d428"/>
      <style:paragraph-properties fo:text-align="center" style:font-independent-line-spacing="true"/>
      <style:text-properties fo:font-size="14pt"/>
    </style:style>
    <style:style style:name="P2" style:family="paragraph">
      <loext:graphic-properties draw:fill="solid" draw:fill-color="#75aadb"/>
      <style:paragraph-properties fo:text-align="center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111111" loext:opacity="100%" style:font-name="あずきフォントB" fo:font-size="66pt" fo:text-shadow="none" fo:font-weight="normal" style:font-name-asian="あずきフォントB" style:font-size-asian="66pt" style:font-weight-asian="normal" style:font-size-complex="66pt" style:font-weight-complex="normal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11111" loext:opacity="100%" style:font-name="あずきフォントB" fo:font-size="66pt" fo:text-shadow="none" fo:font-weight="normal" style:font-name-asian="あずきフォントB" style:font-size-asian="66pt" style:font-weight-asian="normal" style:font-size-complex="66pt" style:font-weight-complex="normal"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8" style:family="paragraph">
      <loext:graphic-properties draw:fill="solid" draw:fill-color="#ffcc99"/>
      <style:paragraph-properties fo:text-align="center" style:font-independent-line-spacing="true"/>
      <style:text-properties fo:font-size="14pt"/>
    </style:style>
    <style:style style:name="P9" style:family="paragraph">
      <style:text-properties style:font-name="Arial"/>
    </style:style>
    <style:style style:name="P10" style:family="paragraph">
      <loext:graphic-properties draw:fill="none"/>
      <style:paragraph-properties style:writing-mode="lr-tb"/>
      <style:text-properties fo:color="#75aadb" loext:opacity="100%" style:font-name="Arial" fo:font-size="150pt" fo:text-shadow="1pt 1pt" style:font-size-asian="130pt" style:font-size-complex="130pt"/>
    </style:style>
    <style:style style:name="P11" style:family="paragraph">
      <style:text-properties fo:color="#333333" loext:opacity="100%" style:font-name="あずきフォントB" style:font-name-asian="あずきフォントB"/>
    </style:style>
    <style:style style:name="P12" style:family="paragraph">
      <loext:graphic-properties draw:fill="none"/>
      <style:paragraph-properties style:writing-mode="lr-tb"/>
      <style:text-properties fo:color="#333333" loext:opacity="100%" style:font-name="あずきフォントB" fo:font-size="40pt" fo:font-weight="normal" style:font-name-asian="あずきフォントB" style:font-size-asian="40pt" style:font-weight-asian="normal" style:font-size-complex="40pt" style:font-weight-complex="normal"/>
    </style:style>
    <style:style style:name="P13" style:family="paragraph">
      <style:paragraph-properties fo:text-align="center"/>
      <style:text-properties fo:color="#ffffff" loext:opacity="100%" fo:font-size="44pt" style:font-size-asian="44pt" style:font-size-complex="44pt"/>
    </style:style>
    <style:style style:name="P14" style:family="paragraph">
      <loext:graphic-properties draw:fill="solid" draw:fill-color="#3faf46"/>
      <style:paragraph-properties fo:text-align="center" style:writing-mode="lr-tb"/>
      <style:text-properties fo:color="#ffffd7" loext:opacity="100%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ffffff" loext:opacity="100%" style:font-name="Arial" fo:font-size="130pt" fo:font-weight="normal" style:font-size-asian="130pt" style:font-weight-asian="normal" style:font-size-complex="130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style:font-name="Arial" fo:font-size="80pt" fo:font-weight="bold" style:font-size-asian="130pt" style:font-weight-asian="normal" style:font-size-complex="130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color="#ffffff" loext:opacity="100%" style:font-name="Arial" fo:font-size="100pt" fo:font-weight="bold" style:font-size-asian="130pt" style:font-weight-asian="normal" style:font-size-complex="130pt" style:font-weight-complex="normal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solid" draw:fill-color="#15492e"/>
      <style:paragraph-properties fo:text-align="center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T1" style:family="text">
      <style:text-properties fo:font-variant="normal" fo:text-transform="none" fo:color="#111111" loext:opacity="100%" style:text-line-through-style="none" style:text-line-through-type="none" style:text-position="0% 100%" style:font-name="あずきフォントB" fo:font-size="66pt" fo:letter-spacing="normal" fo:language="en" fo:country="US" fo:font-style="normal" fo:text-shadow="none" style:text-underline-style="none" fo:font-weight="normal" fo:background-color="transparent" style:font-name-asian="あずきフォントB" style:font-size-asian="66pt" style:language-asian="ja" style:country-asian="JP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75aadb" loext:opacity="100%" style:text-line-through-style="none" style:text-line-through-type="none" style:text-position="0% 100%" style:font-name="Arial" fo:font-size="150pt" fo:letter-spacing="normal" fo:language="en" fo:country="US" fo:font-style="normal" fo:text-shadow="1pt 1pt" style:text-underline-style="none" fo:font-weight="bold" fo:background-color="transparent" style:font-name-asian="ＭＳ Ｐゴシック" style:font-size-asian="130pt" style:language-asian="ja" style:country-asian="JP" style:font-style-asian="normal" style:font-weight-asian="bold" style:font-size-complex="130pt" style:font-style-complex="normal" style:font-weight-complex="bold"/>
    </style:style>
    <style:style style:name="T3" style:family="text">
      <style:text-properties fo:font-variant="normal" fo:text-transform="none" fo:color="#333333" loext:opacity="100%" style:text-line-through-style="none" style:text-line-through-type="none" style:text-position="0% 100%" style:font-name="あずきフォントB" fo:font-size="40pt" fo:letter-spacing="normal" fo:language="en" fo:country="US" fo:font-style="normal" style:text-underline-style="none" fo:font-weight="normal" fo:background-color="transparent" style:font-name-asian="あずきフォントB" style:font-size-asian="40pt" style:language-asian="ja" style:country-asian="JP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44pt" fo:letter-spacing="normal" fo:language="en" fo:country="US" fo:font-style="normal" style:text-underline-style="none" fo:font-weight="bold" fo:background-color="transparent" style:font-name-asian="ＭＳ Ｐゴシック" style:font-size-asian="44pt" style:language-asian="ja" style:country-asian="JP" style:font-style-asian="normal" style:font-weight-asian="bold" style:font-size-complex="44pt" style:font-style-complex="normal" style:font-weight-complex="bold"/>
    </style:style>
    <style:style style:name="T5" style:family="text">
      <style:text-properties fo:color="#ffffff" loext:opacity="100%" style:font-name="Arial" fo:font-size="130pt" fo:font-weight="normal" style:font-size-asian="130pt" style:font-weight-asian="normal" style:font-size-complex="130pt" style:font-weight-complex="normal"/>
    </style:style>
    <style:style style:name="T6" style:family="text">
      <style:text-properties fo:color="#ffffff" loext:opacity="100%" style:font-name="Arial" fo:font-size="80pt" fo:font-weight="bold" style:font-size-asian="130pt" style:font-weight-asian="normal" style:font-size-complex="130pt" style:font-weight-complex="normal"/>
    </style:style>
    <style:style style:name="T7" style:family="text">
      <style:text-properties fo:color="#ffffff" loext:opacity="100%" style:font-name="Arial" fo:font-size="100pt" fo:font-weight="bold" style:font-size-asian="130pt" style:font-weight-asian="normal" style:font-size-complex="130pt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147pt" fo:letter-spacing="normal" fo:language="en" fo:country="US" fo:font-style="normal" style:text-underline-style="none" fo:font-weight="normal" fo:background-color="transparent" style:font-name-asian="ＭＳ Ｐゴシック" style:font-size-asian="147pt" style:font-style-asian="normal" style:font-weight-asian="normal" style:font-size-complex="147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55pt" fo:letter-spacing="normal" fo:language="en" fo:country="US" fo:font-style="normal" style:text-underline-style="none" fo:font-weight="normal" fo:background-color="transparent" style:font-name-asian="ＭＳ Ｐゴシック" style:font-size-asian="55pt" style:language-asian="ja" style:country-asian="JP" style:font-style-asian="normal" style:font-weight-asian="normal" style:font-size-complex="55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73pt" fo:letter-spacing="normal" fo:language="en" fo:country="US" fo:font-style="normal" style:text-underline-style="none" fo:font-weight="normal" fo:background-color="transparent" style:font-name-asian="ＭＳ Ｐゴシック" style:font-size-asian="73pt" style:language-asian="ja" style:country-asian="JP" style:font-style-asian="normal" style:font-weight-asian="normal" style:font-size-complex="73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20pt" fo:letter-spacing="normal" fo:language="en" fo:country="US" fo:font-style="normal" style:text-underline-style="none" fo:font-weight="normal" fo:background-color="transparent" style:font-name-asian="ＭＳ Ｐゴシック" style:font-size-asian="20pt" style:language-asian="ja" style:country-asian="JP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白紙" presentation:presentation-page-layout-name="AL1T0">
        <draw:custom-shape draw:name="正方形/長方形 3" draw:style-name="gr1" draw:text-style-name="P1" draw:layer="layout" svg:width="15.24cm" svg:height="12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4" draw:style-name="gr2" draw:text-style-name="P2" draw:layer="layout" svg:width="15.239cm" svg:height="8.32cm" svg:x="0.001cm" svg:y="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3" draw:text-style-name="P4" draw:layer="layout" svg:width="14.54cm" svg:height="5.847cm" svg:x="0.46cm" svg:y="0.7cm">
          <text:p text:style-name="P3"><text:span text:style-name="T1">がんばらない</text:span></text:p>
          <text:p text:style-name="P3"><text:span text:style-name="T1">データ加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4" draw:text-style-name="P5" draw:layer="layout" svg:width="0.858cm" svg:height="0.858cm" svg:x="0.18cm" svg:y="-0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円/楕円 9" draw:style-name="gr5" draw:text-style-name="P6" draw:layer="layout" svg:width="1.368cm" svg:height="1.673cm" svg:x="11.368cm" svg:y="14.1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0" draw:style-name="gr6" draw:text-style-name="P6" draw:layer="layout" svg:width="0.93cm" svg:height="1.951cm" draw:transform="skewX (-0.000523598775598232) rotate (-2.12982528620868) translate (12.034cm 15.97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1" draw:style-name="gr7" draw:text-style-name="P6" draw:layer="layout" svg:width="0.929cm" svg:height="1.95cm" draw:transform="skewX (-0.000523598775598256) rotate (2.39040294353143) translate (12.74cm 16.96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" draw:style-name="gr8" draw:text-style-name="P7" draw:layer="layout" svg:width="1.91cm" svg:height="3.731cm" svg:x="11.08cm" svg:y="14.94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2" draw:style-name="gr9" draw:text-style-name="P7" draw:layer="layout" svg:width="0.304cm" svg:height="0.276cm" svg:x="11.618cm" svg:y="14.3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3" draw:style-name="gr9" draw:text-style-name="P7" draw:layer="layout" svg:width="0.304cm" svg:height="0.276cm" svg:x="12.207cm" svg:y="14.3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4" draw:style-name="gr10" draw:text-style-name="P6" draw:layer="layout" svg:width="0.095cm" svg:height="0.104cm" svg:x="12.297cm" svg:y="14.46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5" draw:style-name="gr10" draw:text-style-name="P6" draw:layer="layout" svg:width="0.096cm" svg:height="0.104cm" svg:x="11.72cm" svg:y="14.46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16" draw:style-name="gr11" draw:text-style-name="P8" draw:layer="layout" svg:width="0.76cm" svg:height="0.414cm" draw:transform="rotate (2.65080606792899) translate (11.816cm 18.983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17" draw:style-name="gr11" draw:text-style-name="P8" draw:layer="layout" svg:width="0.759cm" svg:height="0.414cm" draw:transform="skewX (0.00244346095279207) rotate (-2.60839456710553) translate (12.924cm 18.61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18" draw:style-name="gr12" draw:text-style-name="P8" draw:layer="layout" svg:width="0.455cm" svg:height="0.275cm" svg:x="11.843cm" svg:y="14.653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21">
          <draw:custom-shape draw:name="円/楕円 22" draw:style-name="gr13" draw:text-style-name="P6" draw:layer="layout" svg:width="0.796cm" svg:height="1.102cm" svg:x="22.962cm" svg:y="15.7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3" draw:style-name="gr13" draw:text-style-name="P6" draw:layer="layout" svg:width="0.541cm" svg:height="1.284cm" draw:transform="rotate (-0.525344104850294) translate (22.789cm 16.48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4" draw:style-name="gr13" draw:text-style-name="P6" draw:layer="layout" svg:width="0.541cm" svg:height="1.284cm" draw:transform="rotate (0.39392081217512) translate (23.508cm 16.73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5" draw:style-name="gr14" draw:text-style-name="P7" draw:layer="layout" svg:width="1.327cm" svg:height="2.456cm" svg:x="22.696cm" svg:y="16.2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6" draw:style-name="gr9" draw:text-style-name="P7" draw:layer="layout" svg:width="0.176cm" svg:height="0.181cm" svg:x="23.139cm" svg:y="15.9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7" draw:style-name="gr9" draw:text-style-name="P7" draw:layer="layout" svg:width="0.176cm" svg:height="0.181cm" svg:x="23.429cm" svg:y="15.9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8" draw:style-name="gr10" draw:text-style-name="P6" draw:layer="layout" svg:width="0.055cm" svg:height="0.068cm" svg:x="23.477cm" svg:y="15.99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9" draw:style-name="gr10" draw:text-style-name="P6" draw:layer="layout" svg:width="0.055cm" svg:height="0.068cm" svg:x="23.191cm" svg:y="15.99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30" draw:style-name="gr15" draw:text-style-name="P8" draw:layer="layout" svg:width="0.442cm" svg:height="0.272cm" draw:transform="rotate (2.65028246915339) translate (23.262cm 18.989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31" draw:style-name="gr15" draw:text-style-name="P8" draw:layer="layout" svg:width="0.442cm" svg:height="0.272cm" draw:transform="rotate (-2.60804550125513) translate (23.923cm 18.775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32" draw:style-name="gr12" draw:text-style-name="P8" draw:layer="layout" svg:width="0.265cm" svg:height="0.181cm" svg:x="23.228cm" svg:y="16.104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>
          <draw:custom-shape draw:name="円/楕円 60" draw:style-name="gr16" draw:text-style-name="P6" draw:layer="layout" svg:width="2.504cm" svg:height="2.629cm" draw:transform="rotate (-0.0211184839491312) translate (-9.847cm 11.24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1" draw:style-name="gr17" draw:text-style-name="P6" draw:layer="layout" svg:width="1.7cm" svg:height="3.06cm" draw:transform="rotate (0.924326371856197) translate (-12.5cm 13.34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2" draw:style-name="gr18" draw:text-style-name="P6" draw:layer="layout" svg:width="1.701cm" svg:height="3.062cm" draw:transform="skewX (-0.000698131700797721) rotate (0.37245326237559) translate (-8.201cm 13.8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3" draw:style-name="gr19" draw:text-style-name="P7" draw:layer="layout" svg:width="3.493cm" svg:height="5.856cm" draw:transform="skewX (0.00017453292519943) rotate (-0.0209439510239318) translate (-10.402cm 12.53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4" draw:style-name="gr20" draw:text-style-name="P7" draw:layer="layout" svg:width="0.556cm" svg:height="0.432cm" draw:transform="skewX (-0.00226892802759263) rotate (-0.0197222205475367) translate (-9.4cm 11.67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5" draw:style-name="gr21" draw:text-style-name="P7" draw:layer="layout" svg:width="0.556cm" svg:height="0.434cm" draw:transform="rotate (-0.0179768912955407) translate (-8.323cm 11.69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6" draw:style-name="gr10" draw:text-style-name="P6" draw:layer="layout" svg:width="0.176cm" svg:height="0.162cm" draw:transform="rotate (0.0171042266695444) translate (-8.158cm 11.844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7" draw:style-name="gr10" draw:text-style-name="P6" draw:layer="layout" svg:width="0.174cm" svg:height="0.163cm" draw:transform="skewX (-0.00610865238198015) rotate (0.0172787595947439) translate (-9.212cm 11.82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68" draw:style-name="gr22" draw:text-style-name="P8" draw:layer="layout" svg:width="1.389cm" svg:height="0.651cm" draw:transform="skewX (-0.00157079632679493) rotate (2.62829132057826) translate (-9.17cm 18.953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69" draw:style-name="gr23" draw:text-style-name="P8" draw:layer="layout" svg:width="1.391cm" svg:height="0.65cm" draw:transform="skewX (-0.00157079632679487) rotate (-2.62898945227906) translate (-7.18cm 18.318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70" draw:style-name="gr12" draw:text-style-name="P8" draw:layer="layout" svg:width="0.833cm" svg:height="0.434cm" draw:transform="skewX (0.00226892802759263) rotate (-0.0216420827247304) translate (-8.999cm 12.112cm)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71">
          <draw:custom-shape draw:name="円/楕円 72" draw:style-name="gr13" draw:text-style-name="P6" draw:layer="layout" svg:width="0.43cm" svg:height="0.527cm" svg:x="23.185cm" svg:y="10.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3" draw:style-name="gr13" draw:text-style-name="P6" draw:layer="layout" svg:width="0.292cm" svg:height="0.614cm" draw:transform="rotate (-0.525344104850294) translate (23.072cm 10.78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4" draw:style-name="gr13" draw:text-style-name="P6" draw:layer="layout" svg:width="0.292cm" svg:height="0.614cm" draw:transform="rotate (0.39392081217512) translate (23.495cm 10.91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5" draw:style-name="gr14" draw:text-style-name="P7" draw:layer="layout" svg:width="0.717cm" svg:height="1.175cm" svg:x="23.042cm" svg:y="10.6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6" draw:style-name="gr9" draw:text-style-name="P7" draw:layer="layout" svg:width="0.095cm" svg:height="0.086cm" svg:x="23.281cm" svg:y="10.5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7" draw:style-name="gr9" draw:text-style-name="P7" draw:layer="layout" svg:width="0.095cm" svg:height="0.086cm" svg:x="23.438cm" svg:y="10.5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8" draw:style-name="gr10" draw:text-style-name="P6" draw:layer="layout" svg:width="0.029cm" svg:height="0.032cm" svg:x="23.459cm" svg:y="10.55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9" draw:style-name="gr10" draw:text-style-name="P6" draw:layer="layout" svg:width="0.029cm" svg:height="0.032cm" svg:x="23.304cm" svg:y="10.55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80" draw:style-name="gr15" draw:text-style-name="P8" draw:layer="layout" svg:width="0.238cm" svg:height="0.13cm" draw:transform="rotate (2.65028246915339) translate (23.351cm 11.995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81" draw:style-name="gr15" draw:text-style-name="P8" draw:layer="layout" svg:width="0.238cm" svg:height="0.13cm" draw:transform="rotate (-2.60804550125513) translate (23.7cm 11.879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82" draw:style-name="gr12" draw:text-style-name="P8" draw:layer="layout" svg:width="0.143cm" svg:height="0.086cm" svg:x="23.329cm" svg:y="10.607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frame draw:style-name="gr24" draw:text-style-name="P10" draw:layer="layout" svg:width="3.379cm" svg:height="6.165cm" svg:x="0.321cm" svg:y="5.8cm">
          <draw:text-box>
            <text:p text:style-name="P9"><text:span text:style-name="T2">R</text:span></text:p>
          </draw:text-box>
        </draw:frame>
        <draw:frame draw:style-name="gr25" draw:text-style-name="P12" draw:layer="layout" svg:width="11.36cm" svg:height="4.481cm" svg:x="4.5cm" svg:y="7.419cm">
          <draw:text-box>
            <text:p text:style-name="P11"><text:span text:style-name="T3">による繰り返し </text:span><text:span text:style-name="T3"><text:line-break/></text:span><text:span text:style-name="T3">作業入門</text:span></text:p>
          </draw:text-box>
        </draw:frame>
        <draw:frame draw:style-name="gr26" draw:text-style-name="P14" draw:layer="layout" svg:width="3.7cm" svg:height="2.2cm" svg:x="11cm" svg:y="9.4cm">
          <draw:text-box>
            <text:p text:style-name="P13"><text:span text:style-name="T4">前編</text:span></text:p>
          </draw:text-box>
        </draw:frame>
        <draw:g draw:name="グループ化 6">
          <draw:custom-shape draw:name="円/楕円 36" draw:style-name="gr27" draw:text-style-name="P6" draw:layer="layout" svg:width="1.369cm" svg:height="1.673cm" svg:x="8.067cm" svg:y="14.1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7" draw:style-name="gr28" draw:text-style-name="P6" draw:layer="layout" svg:width="0.93cm" svg:height="1.95cm" draw:transform="skewX (-0.00104719755119659) rotate (-0.526216769476291) translate (7.856cm 15.21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8" draw:style-name="gr7" draw:text-style-name="P6" draw:layer="layout" svg:width="0.929cm" svg:height="1.95cm" draw:transform="skewX (0.000523598775598256) rotate (0.394269878025519) translate (8.945cm 15.71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9" draw:style-name="gr8" draw:text-style-name="P7" draw:layer="layout" svg:width="1.91cm" svg:height="3.731cm" svg:x="7.779cm" svg:y="14.94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0" draw:style-name="gr9" draw:text-style-name="P7" draw:layer="layout" svg:width="0.304cm" svg:height="0.276cm" svg:x="8.317cm" svg:y="14.3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1" draw:style-name="gr9" draw:text-style-name="P7" draw:layer="layout" svg:width="0.304cm" svg:height="0.276cm" svg:x="8.906cm" svg:y="14.3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2" draw:style-name="gr10" draw:text-style-name="P6" draw:layer="layout" svg:width="0.095cm" svg:height="0.104cm" svg:x="8.996cm" svg:y="14.46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3" draw:style-name="gr10" draw:text-style-name="P6" draw:layer="layout" svg:width="0.096cm" svg:height="0.104cm" svg:x="8.419cm" svg:y="14.46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11" draw:style-name="gr11" draw:text-style-name="P8" draw:layer="layout" svg:width="0.759cm" svg:height="0.414cm" draw:transform="rotate (2.65028246915339) translate (8.515cm 18.983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12" draw:style-name="gr11" draw:text-style-name="P8" draw:layer="layout" svg:width="0.759cm" svg:height="0.414cm" draw:transform="skewX (0.00244346095279207) rotate (-2.60839456710553) translate (9.623cm 18.61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6" draw:style-name="gr12" draw:text-style-name="P8" draw:layer="layout" svg:width="0.455cm" svg:height="0.275cm" svg:x="8.542cm" svg:y="14.653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>
          <draw:custom-shape draw:name="円/楕円 81" draw:style-name="gr29" draw:text-style-name="P6" draw:layer="layout" svg:width="1.369cm" svg:height="1.674cm" svg:x="4.667cm" svg:y="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2" draw:style-name="gr7" draw:text-style-name="P6" draw:layer="layout" svg:width="0.929cm" svg:height="1.95cm" draw:transform="rotate (-2.35619449019235) translate (5.296cm 15.83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3" draw:style-name="gr7" draw:text-style-name="P6" draw:layer="layout" svg:width="0.929cm" svg:height="1.95cm" draw:transform="skewX (0.000523598775598256) rotate (0.394269878025519) translate (5.545cm 15.60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4" draw:style-name="gr8" draw:text-style-name="P7" draw:layer="layout" svg:width="1.91cm" svg:height="3.731cm" svg:x="4.379cm" svg:y="14.8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5" draw:style-name="gr9" draw:text-style-name="P7" draw:layer="layout" svg:width="0.304cm" svg:height="0.276cm" svg:x="4.917cm" svg:y="14.2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6" draw:style-name="gr9" draw:text-style-name="P7" draw:layer="layout" svg:width="0.304cm" svg:height="0.276cm" svg:x="5.506cm" svg:y="14.2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7" draw:style-name="gr10" draw:text-style-name="P6" draw:layer="layout" svg:width="0.095cm" svg:height="0.104cm" svg:x="5.596cm" svg:y="14.35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8" draw:style-name="gr10" draw:text-style-name="P6" draw:layer="layout" svg:width="0.096cm" svg:height="0.104cm" svg:x="5.019cm" svg:y="14.35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13" draw:style-name="gr11" draw:text-style-name="P8" draw:layer="layout" svg:width="0.759cm" svg:height="0.414cm" draw:transform="rotate (2.65028246915339) translate (5.115cm 18.871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14" draw:style-name="gr11" draw:text-style-name="P8" draw:layer="layout" svg:width="0.759cm" svg:height="0.414cm" draw:transform="skewX (0.00244346095279207) rotate (-2.60839456710553) translate (6.223cm 18.502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7" draw:style-name="gr12" draw:text-style-name="P8" draw:layer="layout" svg:width="0.455cm" svg:height="0.275cm" svg:x="5.142cm" svg:y="14.541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frame draw:style-name="gr30" draw:text-style-name="P15" draw:layer="layout" svg:width="1.5cm" svg:height="5.374cm" svg:x="2cm" svg:y="13.126cm">
          <draw:text-box>
            <text:p text:style-name="P9"><text:span text:style-name="T5">(</text:span></text:p>
          </draw:text-box>
        </draw:frame>
        <draw:frame draw:style-name="gr30" draw:text-style-name="P15" draw:layer="layout" svg:width="1.5cm" svg:height="5.374cm" svg:x="13.2cm" svg:y="13.298cm">
          <draw:text-box>
            <text:p text:style-name="P9"><text:span text:style-name="T5">)</text:span></text:p>
          </draw:text-box>
        </draw:frame>
        <draw:frame draw:style-name="gr31" draw:text-style-name="P16" draw:layer="layout" svg:width="1.5cm" svg:height="3.5cm" svg:x="0cm" svg:y="14.9cm">
          <draw:text-box>
            <text:p text:style-name="P9"><text:span text:style-name="T6">C</text:span></text:p>
          </draw:text-box>
        </draw:frame>
        <draw:frame draw:style-name="gr32" draw:text-style-name="P17" draw:layer="layout" svg:width="1.5cm" svg:height="4.192cm" svg:x="6.279cm" svg:y="15cm">
          <draw:text-box>
            <text:p text:style-name="P9"><text:span text:style-name="T7">,</text:span></text:p>
          </draw:text-box>
        </draw:frame>
        <draw:frame draw:style-name="gr32" draw:text-style-name="P17" draw:layer="layout" svg:width="1.5cm" svg:height="4.192cm" svg:x="9.58cm" svg:y="15cm">
          <draw:text-box>
            <text:p text:style-name="P9"><text:span text:style-name="T7">,</text:span></text:p>
          </draw:text-box>
        </draw:fram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白紙">
        <draw:custom-shape draw:name="正方形/長方形 1" draw:style-name="gr34" draw:text-style-name="P19" draw:layer="layout" svg:width="15.239cm" svg:height="8.73cm" svg:x="0cm" svg:y="11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" draw:style-name="gr35" draw:text-style-name="P2" draw:layer="layout" svg:width="15.239cm" svg:height="11.747cm" svg:x="0cm" svg:y="-0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36" draw:text-style-name="P21" draw:layer="layout" svg:width="15.239cm" svg:height="9.574cm" svg:x="0cm" svg:y="-0.091cm">
          <text:p text:style-name="P20"><text:span text:style-name="T8">R</text:span><text:span text:style-name="T9">で読む</text:span></text:p>
          <text:p text:style-name="P20"><text:span text:style-name="T10">Excel</text:span><text:span text:style-name="T9">ファイル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" draw:style-name="gr37" draw:text-style-name="P5" draw:layer="layout" svg:width="0.858cm" svg:height="0.858cm" svg:x="0.18cm" svg:y="-0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">
          <draw:custom-shape draw:name="円/楕円 1" draw:style-name="gr38" draw:text-style-name="P6" draw:layer="layout" svg:width="1.505cm" svg:height="1.841cm" svg:x="8.059cm" svg:y="12.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" draw:style-name="gr39" draw:text-style-name="P6" draw:layer="layout" svg:width="1.022cm" svg:height="2.145cm" draw:transform="rotate (-0.525344104850294) translate (7.827cm 13.37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" draw:style-name="gr39" draw:text-style-name="P6" draw:layer="layout" svg:width="1.022cm" svg:height="2.145cm" draw:transform="rotate (0.39392081217512) translate (9.024cm 13.92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" draw:style-name="gr40" draw:text-style-name="P7" draw:layer="layout" svg:width="2.101cm" svg:height="4.104cm" svg:x="7.742cm" svg:y="13.0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5" draw:style-name="gr9" draw:text-style-name="P7" draw:layer="layout" svg:width="0.334cm" svg:height="0.303cm" svg:x="8.334cm" svg:y="12.4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" draw:style-name="gr9" draw:text-style-name="P7" draw:layer="layout" svg:width="0.334cm" svg:height="0.303cm" svg:x="8.982cm" svg:y="12.4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" draw:style-name="gr10" draw:text-style-name="P6" draw:layer="layout" svg:width="0.105cm" svg:height="0.114cm" svg:x="9.081cm" svg:y="12.55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6" draw:style-name="gr10" draw:text-style-name="P6" draw:layer="layout" svg:width="0.105cm" svg:height="0.114cm" svg:x="8.441cm" svg:y="12.55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1" draw:style-name="gr41" draw:text-style-name="P8" draw:layer="layout" svg:width="0.835cm" svg:height="0.455cm" draw:transform="rotate (2.65028246915339) translate (8.551cm 17.518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2" draw:style-name="gr41" draw:text-style-name="P8" draw:layer="layout" svg:width="0.835cm" svg:height="0.455cm" draw:transform="rotate (-2.60804550125513) translate (9.77cm 17.112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1" draw:style-name="gr12" draw:text-style-name="P8" draw:layer="layout" svg:width="0.501cm" svg:height="0.303cm" svg:x="8.581cm" svg:y="12.755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2">
          <draw:custom-shape draw:name="円/楕円 17" draw:style-name="gr42" draw:text-style-name="P6" draw:layer="layout" svg:width="0.796cm" svg:height="1.102cm" svg:x="6.151cm" svg:y="10.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8" draw:style-name="gr43" draw:text-style-name="P6" draw:layer="layout" svg:width="0.541cm" svg:height="1.284cm" draw:transform="rotate (-0.525344104850294) translate (5.978cm 11.24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9" draw:style-name="gr43" draw:text-style-name="P6" draw:layer="layout" svg:width="0.541cm" svg:height="1.284cm" draw:transform="rotate (0.39392081217512) translate (6.697cm 11.50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0" draw:style-name="gr44" draw:text-style-name="P7" draw:layer="layout" svg:width="1.327cm" svg:height="2.456cm" svg:x="5.885cm" svg:y="11.0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1" draw:style-name="gr9" draw:text-style-name="P7" draw:layer="layout" svg:width="0.176cm" svg:height="0.181cm" svg:x="6.328cm" svg:y="10.6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0" draw:style-name="gr9" draw:text-style-name="P7" draw:layer="layout" svg:width="0.176cm" svg:height="0.181cm" svg:x="6.618cm" svg:y="10.6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1" draw:style-name="gr10" draw:text-style-name="P6" draw:layer="layout" svg:width="0.055cm" svg:height="0.068cm" svg:x="6.666cm" svg:y="10.75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2" draw:style-name="gr10" draw:text-style-name="P6" draw:layer="layout" svg:width="0.055cm" svg:height="0.068cm" svg:x="6.38cm" svg:y="10.75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3" draw:style-name="gr15" draw:text-style-name="P8" draw:layer="layout" svg:width="0.442cm" svg:height="0.272cm" draw:transform="rotate (2.65028246915339) translate (6.451cm 13.753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4" draw:style-name="gr15" draw:text-style-name="P8" draw:layer="layout" svg:width="0.442cm" svg:height="0.272cm" draw:transform="rotate (-2.60804550125513) translate (7.112cm 13.539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2" draw:style-name="gr12" draw:text-style-name="P8" draw:layer="layout" svg:width="0.265cm" svg:height="0.181cm" svg:x="6.417cm" svg:y="10.868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3">
          <draw:custom-shape draw:name="円/楕円 33" draw:style-name="gr45" draw:text-style-name="P6" draw:layer="layout" svg:width="0.652cm" svg:height="0.816cm" svg:x="10.584cm" svg:y="10.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4" draw:style-name="gr46" draw:text-style-name="P6" draw:layer="layout" svg:width="0.443cm" svg:height="0.951cm" draw:transform="rotate (-0.525344104850294) translate (10.489cm 11.30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5" draw:style-name="gr46" draw:text-style-name="P6" draw:layer="layout" svg:width="0.443cm" svg:height="0.951cm" draw:transform="rotate (0.39392081217512) translate (10.999cm 11.5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4" draw:style-name="gr47" draw:text-style-name="P7" draw:layer="layout" svg:width="0.91cm" svg:height="1.82cm" svg:x="10.447cm" svg:y="11.1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5" draw:style-name="gr9" draw:text-style-name="P7" draw:layer="layout" svg:width="0.144cm" svg:height="0.134cm" svg:x="10.703cm" svg:y="10.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6" draw:style-name="gr9" draw:text-style-name="P7" draw:layer="layout" svg:width="0.144cm" svg:height="0.134cm" svg:x="10.985cm" svg:y="10.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7" draw:style-name="gr10" draw:text-style-name="P6" draw:layer="layout" svg:width="0.045cm" svg:height="0.05cm" svg:x="11.021cm" svg:y="10.93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8" draw:style-name="gr10" draw:text-style-name="P6" draw:layer="layout" svg:width="0.045cm" svg:height="0.05cm" svg:x="10.744cm" svg:y="10.93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5" draw:style-name="gr15" draw:text-style-name="P8" draw:layer="layout" svg:width="0.362cm" svg:height="0.201cm" draw:transform="rotate (2.65028246915339) translate (10.796cm 13.135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6" draw:style-name="gr15" draw:text-style-name="P8" draw:layer="layout" svg:width="0.362cm" svg:height="0.201cm" draw:transform="rotate (-2.60804550125513) translate (11.327cm 12.959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3" draw:style-name="gr12" draw:text-style-name="P8" draw:layer="layout" svg:width="0.217cm" svg:height="0.134cm" svg:x="10.811cm" svg:y="11.024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4">
          <draw:custom-shape draw:name="円/楕円 49" draw:style-name="gr48" draw:text-style-name="P6" draw:layer="layout" svg:width="7.52cm" svg:height="7.898cm" draw:transform="skewX (6.27064794759324E-017) rotate (-0.359363292985632) translate (0.811cm 13.8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50" draw:style-name="gr49" draw:text-style-name="P6" draw:layer="layout" svg:width="5.11cm" svg:height="9.202cm" draw:transform="rotate (-0.884707397835926) translate (-2.404cm 18.05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51" draw:style-name="gr49" draw:text-style-name="P6" draw:layer="layout" svg:width="5.11cm" svg:height="9.202cm" draw:transform="rotate (0.0345575191894877) translate (2.891cm 22.8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52" draw:style-name="gr50" draw:text-style-name="P7" draw:layer="layout" svg:width="10.499cm" svg:height="17.602cm" draw:transform="skewX (4.03101235283154E-017) rotate (-0.359363292985632) translate (-2.049cm 16.98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53" draw:style-name="gr51" draw:text-style-name="P7" draw:layer="layout" svg:width="1.67cm" svg:height="1.303cm" draw:transform="rotate (-0.359363292985632) translate (1.653cm 15.53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54" draw:style-name="gr51" draw:text-style-name="P7" draw:layer="layout" svg:width="1.67cm" svg:height="1.303cm" draw:transform="rotate (-0.359363292985632) translate (4.686cm 16.67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55" draw:style-name="gr52" draw:text-style-name="P6" draw:layer="layout" svg:width="0.53cm" svg:height="0.491cm" draw:transform="rotate (0.359363292985632) translate (4.869cm 17.45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56" draw:style-name="gr52" draw:text-style-name="P6" draw:layer="layout" svg:width="0.53cm" svg:height="0.491cm" draw:transform="rotate (0.359363292985632) translate (1.878cm 16.325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7" draw:style-name="gr53" draw:text-style-name="P8" draw:layer="layout" svg:width="4.177cm" svg:height="1.955cm" draw:transform="rotate (2.29091917616776) translate (-4.951cm 36.406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8" draw:style-name="gr53" draw:text-style-name="P8" draw:layer="layout" svg:width="4.177cm" svg:height="1.955cm" draw:transform="rotate (-2.96740879424076) translate (1.316cm 36.59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4" draw:style-name="gr54" draw:text-style-name="P8" draw:layer="layout" svg:width="2.506cm" svg:height="1.303cm" draw:transform="rotate (-0.359363292985632) translate (2.354cm 17.183cm)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5">
          <draw:custom-shape draw:name="円/楕円 57" draw:style-name="gr55" draw:text-style-name="P6" draw:layer="layout" svg:width="0.43cm" svg:height="0.527cm" svg:x="8.907cm" svg:y="10.2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58" draw:style-name="gr56" draw:text-style-name="P6" draw:layer="layout" svg:width="0.292cm" svg:height="0.614cm" draw:transform="rotate (-0.525344104850294) translate (8.794cm 10.59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59" draw:style-name="gr56" draw:text-style-name="P6" draw:layer="layout" svg:width="0.292cm" svg:height="0.614cm" draw:transform="rotate (0.39392081217512) translate (9.217cm 10.72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8" draw:style-name="gr57" draw:text-style-name="P7" draw:layer="layout" svg:width="0.717cm" svg:height="1.175cm" svg:x="8.764cm" svg:y="10.4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9" draw:style-name="gr9" draw:text-style-name="P7" draw:layer="layout" svg:width="0.095cm" svg:height="0.086cm" svg:x="9.003cm" svg:y="10.3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0" draw:style-name="gr9" draw:text-style-name="P7" draw:layer="layout" svg:width="0.095cm" svg:height="0.086cm" svg:x="9.16cm" svg:y="10.3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1" draw:style-name="gr10" draw:text-style-name="P6" draw:layer="layout" svg:width="0.029cm" svg:height="0.032cm" svg:x="9.181cm" svg:y="10.36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0" draw:style-name="gr10" draw:text-style-name="P6" draw:layer="layout" svg:width="0.029cm" svg:height="0.032cm" svg:x="9.026cm" svg:y="10.36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9" draw:style-name="gr15" draw:text-style-name="P8" draw:layer="layout" svg:width="0.238cm" svg:height="0.13cm" draw:transform="rotate (2.65028246915339) translate (9.073cm 11.806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10" draw:style-name="gr15" draw:text-style-name="P8" draw:layer="layout" svg:width="0.238cm" svg:height="0.13cm" draw:transform="rotate (-2.60804550125513) translate (9.422cm 11.69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5" draw:style-name="gr12" draw:text-style-name="P8" draw:layer="layout" svg:width="0.143cm" svg:height="0.086cm" svg:x="9.051cm" svg:y="10.418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custom-shape draw:name="テキスト ボックス 2" draw:style-name="gr58" draw:text-style-name="P23" draw:layer="layout" svg:width="5cm" svg:height="2.792cm" svg:x="10.02cm" svg:y="16.74cm">
          <text:p text:style-name="P22"><text:span text:style-name="T11">Excel</text:span><text:span text:style-name="T12">ファイル</text:span><text:span text:style-name="T12">100</text:span><text:span text:style-name="T12">個いっきに読めるかな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3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あずきフォントB" svg:font-family="あずきフォントB" style:font-pitch="fixed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白紙-background" style:family="presentation">
      <style:graphic-properties draw:stroke="none" draw:fill="solid" draw:fill-color="#ffffff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6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6pt" style:language-asian="ja" style:country-asian="JP" style:font-style-asian="normal" style:font-weight-asian="normal" style:font-name-complex="Arial1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白紙-outline2" style:family="presentation" style:parent-style-name="白紙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9pt" fo:letter-spacing="norma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 fo:hyphenate="false"/>
    </style:style>
    <style:style style:name="白紙-outline3" style:family="presentation" style:parent-style-name="白紙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4" style:family="presentation" style:parent-style-name="白紙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5" style:family="presentation" style:parent-style-name="白紙-outline4">
      <style:paragraph-properties fo:margin-top="0.1cm" fo:margin-bottom="0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.1cm" fo:margin-bottom="0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.1cm" fo:margin-bottom="0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.1cm" fo:margin-bottom="0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.1cm" fo:margin-bottom="0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>
        <text:list-style style:name="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14pt" style:language-asian="ja" style:country-asian="JP" style:font-style-asian="normal" style:font-weight-asian="normal" style:font-name-complex="Arial1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20.3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白紙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02cm" fo:padding-bottom="0.102cm" fo:padding-left="0.203cm" fo:padding-right="0.203cm" fo:wrap-option="wrap"/>
      <style:paragraph-properties style:writing-mode="lr-tb"/>
    </style:style>
    <style:style style:name="Mpr2" style:family="presentation" style:parent-style-name="白紙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白紙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size-asian="9pt" style:language-asian="ja" style:country-asian="JP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白紙" style:page-layout-name="PM1" draw:style-name="Mdp1">
      <draw:frame draw:name="日付プレースホルダ 1" presentation:style-name="Mpr1" draw:text-style-name="MP6" draw:layer="backgroundobjects" svg:width="3.555cm" svg:height="1.081cm" svg:x="0.762cm" svg:y="18.834cm" presentation:class="date-time" presentation:user-transformed="true">
        <draw:text-box>
          <text:p text:style-name="MP5"><text:span text:style-name="MT2"><text:date style:data-style-name="D1" text:date-value="2022-01-22">1/22/22</text:date></text:span></text:p>
        </draw:text-box>
      </draw:frame>
      <draw:frame draw:name="フッター プレースホルダ 2" presentation:style-name="Mpr1" draw:text-style-name="MP6" draw:layer="backgroundobjects" svg:width="4.825cm" svg:height="1.081cm" svg:x="5.207cm" svg:y="18.834cm" presentation:class="footer" presentation:user-transformed="true">
        <draw:text-box>
          <text:p/>
        </draw:text-box>
      </draw:frame>
      <draw:frame draw:name="スライド番号プレースホルダ 3" presentation:style-name="Mpr1" draw:text-style-name="MP6" draw:layer="backgroundobjects" svg:width="3.555cm" svg:height="1.081cm" svg:x="10.922cm" svg:y="18.834cm" presentation:class="page-number" presentation:user-transformed="true">
        <draw:text-box>
          <text:p text:style-name="MP7"><text:span text:style-name="MT2"><text:page-number>&lt;番号&gt;</text:page-number></text:span></text:p>
        </draw:text-box>
      </draw:frame>
      <draw:frame presentation:style-name="白紙-title" draw:layer="backgroundobjects" svg:width="13.715cm" svg:height="3.392cm" svg:x="0.762cm" svg:y="0.81cm" presentation:class="title" presentation:placeholder="true">
        <draw:text-box/>
      </draw:frame>
      <draw:frame presentation:style-name="白紙-outline1" draw:layer="backgroundobjects" svg:width="13.715cm" svg:height="11.784cm" svg:x="0.762cm" svg:y="4.754cm" presentation:class="outline" presentation:placeholder="true">
        <draw:text-box/>
      </draw:frame>
      <presentation:notes style:page-layout-name="PM0">
        <draw:page-thumbnail presentation:style-name="白紙-title" draw:layer="backgroundobjects" svg:width="19.798cm" svg:height="11.136cm" svg:x="0.6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スライド 1</dc:title>
    <meta:initial-creator>土屋政雄</meta:initial-creator>
    <meta:editing-cycles>25</meta:editing-cycles>
    <meta:creation-date>2020-08-30T06:48:42</meta:creation-date>
    <dc:date>2022-01-22T12:11:22.197000000</dc:date>
    <meta:editing-duration>PT3H47M2S</meta:editing-duration>
    <meta:generator>LibreOffice/7.2.0.4$Windows_X86_64 LibreOffice_project/9a9c6381e3f7a62afc1329bd359cc48accb6435b</meta:generator>
    <meta:document-statistic meta:object-count="174"/>
    <meta:user-defined meta:name="AppVersion">12.0000</meta:user-defined>
    <meta:user-defined meta:name="PresentationFormat">B5 (JIS) 182x257 mm</meta:user-defined>
    <meta:user-defined meta:name="Slides" meta:value-type="float">1</meta:user-defined>
  </office:meta>
</office:document-meta>
</file>